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1" fo:font-size="20pt" officeooo:paragraph-rsid="00115935" style:font-size-asian="20pt" style:font-size-complex="20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1" fo:font-size="20pt" officeooo:paragraph-rsid="00115935" style:font-size-asian="20pt" style:font-size-complex="20pt"/>
    </style:style>
    <style:style style:name="P3" style:family="paragraph" style:parent-style-name="Standard">
      <style:paragraph-properties style:writing-mode="lr-tb"/>
      <style:text-properties style:font-name="Arial1" fo:font-size="20pt" officeooo:paragraph-rsid="001304b7" style:font-size-asian="20pt" style:font-size-complex="20pt"/>
    </style:style>
    <style:style style:name="P4" style:family="paragraph" style:parent-style-name="Standard">
      <style:paragraph-properties style:writing-mode="lr-tb"/>
      <style:text-properties style:font-name="Arial1" fo:font-size="20pt" officeooo:paragraph-rsid="0013f30f" style:font-size-asian="20pt" style:font-size-complex="20pt"/>
    </style:style>
    <style:style style:name="P5" style:family="paragraph" style:parent-style-name="Standard">
      <style:paragraph-properties style:writing-mode="lr-tb"/>
      <style:text-properties style:font-name="Arial1" fo:font-size="20pt" officeooo:paragraph-rsid="0015d73b" style:font-size-asian="20pt" style:font-size-complex="20pt"/>
    </style:style>
    <style:style style:name="P6" style:family="paragraph" style:parent-style-name="Standard">
      <style:paragraph-properties style:writing-mode="lr-tb"/>
      <style:text-properties style:font-name="Arial1" fo:font-size="20pt" officeooo:paragraph-rsid="00191640" style:font-size-asian="20pt" style:font-size-complex="20pt"/>
    </style:style>
    <style:style style:name="P7" style:family="paragraph" style:parent-style-name="Standard">
      <style:paragraph-properties style:writing-mode="lr-tb"/>
      <style:text-properties style:font-name="Arial1" fo:font-size="20pt" officeooo:paragraph-rsid="001dd59a" style:font-size-asian="20pt" style:font-size-complex="20pt"/>
    </style:style>
    <style:style style:name="P8" style:family="paragraph" style:parent-style-name="Standard">
      <style:paragraph-properties style:writing-mode="lr-tb"/>
      <style:text-properties style:font-name="Arial1" fo:font-size="20pt" officeooo:paragraph-rsid="001de4fe" style:font-size-asian="20pt" style:font-size-complex="20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Arial1" fo:font-size="20pt" officeooo:paragraph-rsid="0021aee3" style:font-size-asian="20pt" style:font-size-complex="20pt"/>
    </style:style>
    <style:style style:name="P10" style:family="paragraph" style:parent-style-name="Standard">
      <style:paragraph-properties style:writing-mode="lr-tb"/>
      <style:text-properties style:font-name="Arial1" fo:font-size="20pt" officeooo:paragraph-rsid="0021aee3" style:font-size-asian="20pt" style:font-size-complex="20pt"/>
    </style:style>
    <style:style style:name="T1" style:family="text">
      <style:text-properties fo:color="#000000" loext:opacity="100%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91640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ercício 3</text:p>
      <text:p text:style-name="P10"/>
      <text:p text:style-name="P10"><text:tab/>Deseja-se fazer um sistema para gerenciar <text:span text:style-name="T3">informações de uma companhia aérea</text:span>.</text:p>
      <text:p text:style-name="P10"><text:line-break/><text:tab/>Para isto, deve-se manter um cadastro das <text:span text:style-name="T3">pessoas</text:span> no sistema, sendo que é possível ter<text:line-break/><text:span text:style-name="T3">passageiros</text:span> e <text:span text:style-name="T3">pilotos</text:span>. </text:p>
      <text:p text:style-name="P10"/>
      <text:p text:style-name="P10"><text:tab/>Toda pessoa possui <text:span text:style-name="T3">cpf</text:span>, <text:span text:style-name="T3">nome</text:span> e <text:span text:style-name="T3">sexo</text:span>, enquanto que <text:span text:style-name="T7">pilotos</text:span> possuem um<text:line-break/><text:span text:style-name="T3">número de licença de voo</text:span>, e os <text:span text:style-name="T7">passageiros</text:span><text:span text:style-name="T6"> </text:span>possuem <text:span text:style-name="T3">data de nascimento</text:span> e um ou mais <text:span text:style-name="T3">telefones</text:span>.</text:p>
      <text:p text:style-name="P10"><text:line-break/><text:tab/>Quando um passageiro faz uma <text:span text:style-name="T3">reserva</text:span> de voo, deve ser registrado o <text:span text:style-name="T3">assento</text:span> deste passageiro no<text:line-break/>voo. </text:p>
      <text:p text:style-name="P10"><text:tab/></text:p>
      <text:p text:style-name="P10"><text:tab/>O sistema também deve manter a informação de <text:span text:style-name="T3">quem foi o piloto de cada voo</text:span>, além do<text:line-break/><text:span text:style-name="T3">número, data e horário do voo</text:span>. </text:p>
      <text:p text:style-name="P10"/>
      <text:p text:style-name="P10">Instância mínima: 2 pilotos, 3 passageiros, 2 voos. </text:p>
      <text:p text:style-name="P10"/>
      <text:p text:style-name="P10"><text:tab/>Pelo menos um passageiro com mais de um<text:line-break/>telefone. </text:p>
      <text:p text:style-name="P10"/>
      <text:p text:style-name="P10"><text:tab/>Pelo menos um voo com mais de um passageiro. Um dos pilotos deve ser passageiro de um voo (obviamente não pilotado por ele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02:19:05.819000000</meta:creation-date>
    <dc:date>2022-08-24T04:16:15.864000000</dc:date>
    <meta:editing-duration>PT5H4M31S</meta:editing-duration>
    <meta:editing-cycles>1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0" meta:word-count="140" meta:character-count="812" meta:non-whitespace-character-count="665"/>
  </office:meta>
</office:document-meta>
</file>